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6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7.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ko" style:country-asian="KR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4"/>
          <table:table-cell table:style-name="ce5" office:value-type="string" calcext:value-type="string">
            <text:p>Release Date </text:p>
          </table:table-cell>
          <table:table-cell table:style-name="ce4"/>
          <table:table-cell table:style-name="ce5" office:value-type="string" calcext:value-type="string">
            <text:p>Latest Update </text:p>
          </table:table-cell>
          <table:table-cell table:style-name="ce4"/>
          <table:table-cell table:style-name="ce5" office:value-type="string" calcext:value-type="string">
            <text:p>Description 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AnimatedTitleImage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1.09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7.09 (v1.0.4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5];[.B5];[.C5];[.D5];[.E5];[.F5];[.G5];[.H5];[.I5])" office:value-type="string" office:string-value="|RS_AnimatedTitleImage.js|2015.11.09 |2017.07.09 (v1.0.4) ||" calcext:value-type="string">
            <text:p>|RS_AnimatedTitleImage.js|2015.11.09 |2017.07.09 (v1.0.4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ArabicMessageSystem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9.19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12.12 (v1.2.5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6];[.B6];[.C6];[.D6];[.E6];[.F6];[.G6];[.H6];[.I6])" office:value-type="string" office:string-value="|RS_ArabicMessageSystem.js|2016.09.19 |2017.12.12 (v1.2.5) ||" calcext:value-type="string">
            <text:p>|RS_ArabicMessageSystem.js|2016.09.19 |2017.12.12 (v1.2.5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ChangeWindowTextColorSafely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12.21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12.21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7];[.B7];[.C7];[.D7];[.E7];[.F7];[.G7];[.H7];[.I7])" office:value-type="string" office:string-value="|RS_ChangeWindowTextColorSafely.js|2017.12.21 |2017.12.21 (v1.0.0) ||" calcext:value-type="string">
            <text:p>|RS_ChangeWindowTextColorSafely.js|2017.12.21 |2017.12.21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Chaser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4.26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7.16 (v1.0.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8];[.B8];[.C8];[.D8];[.E8];[.F8];[.G8];[.H8];[.I8])" office:value-type="string" office:string-value="|RS_Chaser.js|2016.04.26 |2016.07.16 (v1.0.1) ||" calcext:value-type="string">
            <text:p>|RS_Chaser.js|2016.04.26 |2016.07.16 (v1.0.1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CheckVersions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11.29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11.29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9];[.B9];[.C9];[.D9];[.E9];[.F9];[.G9];[.H9];[.I9])" office:value-type="string" office:string-value="|RS_CheckVersions.js|2017.11.29 |2017.11.29 (v1.0.0) ||" calcext:value-type="string">
            <text:p>|RS_CheckVersions.js|2017.11.29 |2017.11.29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CustomCrypto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2.29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2.29 <text:s/>(v1.0.0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10];[.B10];[.C10];[.D10];[.E10];[.F10];[.G10];[.H10];[.I10])" office:value-type="string" office:string-value="|RS_CustomCrypto.js|2015.12.29 |2015.12.29  (v1.0.0)||" calcext:value-type="string">
            <text:p>|RS_CustomCrypto.js|2015.12.29 |2015.12.29 <text:s/>(v1.0.0)|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RS_EmbossingButtonStyleEx.j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017.09.1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017.09.18 (v1.0.0)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11];[.B11];[.C11];[.D11];[.E11];[.F11];[.G11];[.H11];[.I11])" office:value-type="string" office:string-value="|RS_EmbossingButtonStyleEx.js|2017.09.18|2017.09.18 (v1.0.0)||" calcext:value-type="string">
            <text:p>|RS_EmbossingButtonStyleEx.js|2017.09.18|2017.09.18 (v1.0.0)|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RS_ETC1Filter.j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018.04.19 (dev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12];[.B12];[.C12];[.D12];[.E12];[.F12];[.G12];[.H12];[.I12])" office:value-type="string" office:string-value="|RS_ETC1Filter.js|2018.04.19 (dev)|.||" calcext:value-type="string">
            <text:p>|RS_ETC1Filter.js|2018.04.19 (dev)|.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EventCreate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0.17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12.05 (v1.0.7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13];[.B13];[.C13];[.D13];[.E13];[.F13];[.G13];[.H13];[.I13])" office:value-type="string" office:string-value="|RS_EventCreate.js|2015.10.17 |2017.12.05 (v1.0.7) ||" calcext:value-type="string">
            <text:p>|RS_EventCreate.js|2015.10.17 |2017.12.05 (v1.0.7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EventName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1.11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9.28 (V1.3.8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14];[.B14];[.C14];[.D14];[.E14];[.F14];[.G14];[.H14];[.I14])" office:value-type="string" office:string-value="|RS_EventName.js|2015.11.11 |2016.09.28 (V1.3.8) ||" calcext:value-type="string">
            <text:p>|RS_EventName.js|2015.11.11 |2016.09.28 (V1.3.8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EventTouch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7.03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1.31 (v1.0.2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15];[.B15];[.C15];[.D15];[.E15];[.F15];[.G15];[.H15];[.I15])" office:value-type="string" office:string-value="|RS_EventTouch.js|2016.07.03 |2017.01.31 (v1.0.2) ||" calcext:value-type="string">
            <text:p>|RS_EventTouch.js|2016.07.03 |2017.01.31 (v1.0.2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FastTransfer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9.24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9.24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16];[.B16];[.C16];[.D16];[.E16];[.F16];[.G16];[.H16];[.I16])" office:value-type="string" office:string-value="|RS_FastTransfer.js|2017.09.24 |2017.09.24 (v1.0.0) ||" calcext:value-type="string">
            <text:p>|RS_FastTransfer.js|2017.09.24 |2017.09.24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FollowerPassable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6.01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9.01 (v1.0.5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17];[.B17];[.C17];[.D17];[.E17];[.F17];[.G17];[.H17];[.I17])" office:value-type="string" office:string-value="|RS_FollowerPassable.js|2016.06.01 |2016.09.01 (v1.0.5) ||" calcext:value-type="string">
            <text:p>|RS_FollowerPassable.js|2016.06.01 |2016.09.01 (v1.0.5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Game_Variables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2.23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12.28 (v1.0.3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18];[.B18];[.C18];[.D18];[.E18];[.F18];[.G18];[.H18];[.I18])" office:value-type="string" office:string-value="|RS_Game_Variables.js|2016.02.23 |2017.12.28 (v1.0.3) ||" calcext:value-type="string">
            <text:p>|RS_Game_Variables.js|2016.02.23 |2017.12.28 (v1.0.3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GraphicsMenu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7.11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1.29 (v1.0.3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19];[.B19];[.C19];[.D19];[.E19];[.F19];[.G19];[.H19];[.I19])" office:value-type="string" office:string-value="|RS_GraphicsMenu.js|2017.07.11 |2018.01.29 (v1.0.3) ||" calcext:value-type="string">
            <text:p>|RS_GraphicsMenu.js|2017.07.11 |2018.01.29 (v1.0.3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HideBattleLog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5.31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2.03 (v1.0.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20];[.B20];[.C20];[.D20];[.E20];[.F20];[.G20];[.H20];[.I20])" office:value-type="string" office:string-value="|RS_HideBattleLog.js|2016.05.31 |2017.02.03 (v1.0.1) ||" calcext:value-type="string">
            <text:p>|RS_HideBattleLog.js|2016.05.31 |2017.02.03 (v1.0.1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InputDialog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8.09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2.06 (v1.1.1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21];[.B21];[.C21];[.D21];[.E21];[.F21];[.G21];[.H21];[.I21])" office:value-type="string" office:string-value="|RS_InputDialog.js|2016.08.09 |2018.02.06 (v1.1.11) ||" calcext:value-type="string">
            <text:p>|RS_InputDialog.js|2016.08.09 |2018.02.06 (v1.1.11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ItemStream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3.07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1.23 (v1.0.3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22];[.B22];[.C22];[.D22];[.E22];[.F22];[.G22];[.H22];[.I22])" office:value-type="string" office:string-value="|RS_ItemStream.js|2016.03.07 |2017.01.23 (v1.0.3) ||" calcext:value-type="string">
            <text:p>|RS_ItemStream.js|2016.03.07 |2017.01.23 (v1.0.3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KeyboardEvent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1.02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3.03 (v1.0.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23];[.B23];[.C23];[.D23];[.E23];[.F23];[.G23];[.H23];[.I23])" office:value-type="string" office:string-value="|RS_KeyboardEvent.js|2017.01.02 |2017.03.03 (v1.0.1) ||" calcext:value-type="string">
            <text:p>|RS_KeyboardEvent.js|2017.01.02 |2017.03.03 (v1.0.1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Localization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2.20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0.17 (v1.0.4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24];[.B24];[.C24];[.D24];[.E24];[.F24];[.G24];[.H24];[.I24])" office:value-type="string" office:string-value="|RS_Localization.js|2016.02.20 |2016.10.17 (v1.0.4) ||" calcext:value-type="string">
            <text:p>|RS_Localization.js|2016.02.20 |2016.10.17 (v1.0.4) |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RS_MemoSystem.j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25];[.B25];[.C25];[.D25];[.E25];[.F25];[.G25];[.H25];[.I25])" office:value-type="string" office:string-value="|RS_MemoSystem.js|.|.||" calcext:value-type="string">
            <text:p>|RS_MemoSystem.js|.|.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MenuInformation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1.04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9.06 (v1.0.3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26];[.B26];[.C26];[.D26];[.E26];[.F26];[.G26];[.H26];[.I26])" office:value-type="string" office:string-value="|RS_MenuInformation.js|2016.01.04 |2017.09.06 (v1.0.3) ||" calcext:value-type="string">
            <text:p>|RS_MenuInformation.js|2016.01.04 |2017.09.06 (v1.0.3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MessageAlign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1.25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10.13 (v1.0.3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27];[.B27];[.C27];[.D27];[.E27];[.F27];[.G27];[.H27];[.I27])" office:value-type="string" office:string-value="|RS_MessageAlign.js|2017.01.25 |2017.10.13 (v1.0.3) ||" calcext:value-type="string">
            <text:p>|RS_MessageAlign.js|2017.01.25 |2017.10.13 (v1.0.3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MessageSystem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2.01 <text:s/>(Beta)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2.06 (v0.0.17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28];[.B28];[.C28];[.D28];[.E28];[.F28];[.G28];[.H28];[.I28])" office:value-type="string" office:string-value="|RS_MessageSystem.js|2015.12.01  (Beta) |2018.02.06 (v0.0.17) ||" calcext:value-type="string">
            <text:p>|RS_MessageSystem.js|2015.12.01 <text:s/>(Beta) |2018.02.06 (v0.0.17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MirrorArea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2.07 (Beta)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6.10 (v0.0.9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29];[.B29];[.C29];[.D29];[.E29];[.F29];[.G29];[.H29];[.I29])" office:value-type="string" office:string-value="|RS_MirrorArea.js|2016.12.07 (Beta) |2017.06.10 (v0.0.9) ||" calcext:value-type="string">
            <text:p>|RS_MirrorArea.js|2016.12.07 (Beta) |2017.06.10 (v0.0.9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ModeTextCursorFixes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0.06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0.06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30];[.B30];[.C30];[.D30];[.E30];[.F30];[.G30];[.H30];[.I30])" office:value-type="string" office:string-value="|RS_ModeTextCursorFixes.js|2016.10.06 |2016.10.06 (v1.0.0) ||" calcext:value-type="string">
            <text:p>|RS_ModeTextCursorFixes.js|2016.10.06 |2016.10.06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MultipleViewports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6.13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2.08 (v1.2.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31];[.B31];[.C31];[.D31];[.E31];[.F31];[.G31];[.H31];[.I31])" office:value-type="string" office:string-value="|RS_MultipleViewports.js|2016.06.13 |2017.02.08 (v1.2.1) ||" calcext:value-type="string">
            <text:p>|RS_MultipleViewports.js|2016.06.13 |2017.02.08 (v1.2.1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OnlyOGG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1.28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1.28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32];[.B32];[.C32];[.D32];[.E32];[.F32];[.G32];[.H32];[.I32])" office:value-type="string" office:string-value="|RS_OnlyOGG.js|2015.11.28 |2015.11.28 (v1.0.0) ||" calcext:value-type="string">
            <text:p>|RS_OnlyOGG.js|2015.11.28 |2015.11.28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PauseGame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5.06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5.06 (v1.0.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33];[.B33];[.C33];[.D33];[.E33];[.F33];[.G33];[.H33];[.I33])" office:value-type="string" office:string-value="|RS_PauseGame.js|2017.05.06 |2017.05.06 (v1.0.1) ||" calcext:value-type="string">
            <text:p>|RS_PauseGame.js|2017.05.06 |2017.05.06 (v1.0.1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PictureTool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4.13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4.16 (v1.0.3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34];[.B34];[.C34];[.D34];[.E34];[.F34];[.G34];[.H34];[.I34])" office:value-type="string" office:string-value="|RS_PictureTool.js|2018.04.13 |2018.04.16 (v1.0.3) ||" calcext:value-type="string">
            <text:p>|RS_PictureTool.js|2018.04.13 |2018.04.16 (v1.0.3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RefreshManager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5.16 (Beta)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2.27 (v1.1.2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35];[.B35];[.C35];[.D35];[.E35];[.F35];[.G35];[.H35];[.I35])" office:value-type="string" office:string-value="|RS_RefreshManager.js|2016.05.16 (Beta) |2018.02.27 (v1.1.2) ||" calcext:value-type="string">
            <text:p>|RS_RefreshManager.js|2016.05.16 (Beta) |2018.02.27 (v1.1.2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ResourceUpdate.j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016.01.04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1.04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36];[.B36];[.C36];[.D36];[.E36];[.F36];[.G36];[.H36];[.I36])" office:value-type="string" office:string-value="|RS_ResourceUpdate.js|2016.01.04 |2016.01.04 (v1.0.0) ||" calcext:value-type="string">
            <text:p>|RS_ResourceUpdate.js|2016.01.04 |2016.01.04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SavefileList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2.21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6.09 (v1.0.2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37];[.B37];[.C37];[.D37];[.E37];[.F37];[.G37];[.H37];[.I37])" office:value-type="string" office:string-value="|RS_SavefileList.js|2015.12.21 |2017.06.09 (v1.0.2) ||" calcext:value-type="string">
            <text:p>|RS_SavefileList.js|2015.12.21 |2017.06.09 (v1.0.2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ScreenOrientation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2.16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3.01 (v1.0.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38];[.B38];[.C38];[.D38];[.E38];[.F38];[.G38];[.H38];[.I38])" office:value-type="string" office:string-value="|RS_ScreenOrientation.js|2017.02.16 |2018.03.01 (v1.0.1) ||" calcext:value-type="string">
            <text:p>|RS_ScreenOrientation.js|2017.02.16 |2018.03.01 (v1.0.1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ScreenShot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2.22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2.27 (v1.0.5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39];[.B39];[.C39];[.D39];[.E39];[.F39];[.G39];[.H39];[.I39])" office:value-type="string" office:string-value="|RS_ScreenShot.js|2015.12.22 |2018.02.27 (v1.0.5) ||" calcext:value-type="string">
            <text:p>|RS_ScreenShot.js|2015.12.22 |2018.02.27 (v1.0.5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SelfVariables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7.25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4.29 (v1.0.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40];[.B40];[.C40];[.D40];[.E40];[.F40];[.G40];[.H40];[.I40])" office:value-type="string" office:string-value="|RS_SelfVariables.js|2016.07.25 |2017.04.29 (v1.0.1) ||" calcext:value-type="string">
            <text:p>|RS_SelfVariables.js|2016.07.25 |2017.04.29 (v1.0.1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ShopSale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1.21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8.24 (v1.1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41];[.B41];[.C41];[.D41];[.E41];[.F41];[.G41];[.H41];[.I41])" office:value-type="string" office:string-value="|RS_ShopSale.js|2016.01.21 |2016.08.24 (v1.1.0) ||" calcext:value-type="string">
            <text:p>|RS_ShopSale.js|2016.01.21 |2016.08.24 (v1.1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SimpleCanvasFilter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0.06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10.06 (v1.0.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42];[.B42];[.C42];[.D42];[.E42];[.F42];[.G42];[.H42];[.I42])" office:value-type="string" office:string-value="|RS_SimpleCanvasFilter.js|2016.10.06 |2017.10.06 (v1.0.1) ||" calcext:value-type="string">
            <text:p>|RS_SimpleCanvasFilter.js|2016.10.06 |2017.10.06 (v1.0.1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TimedTouchInput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2.03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2.03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43];[.B43];[.C43];[.D43];[.E43];[.F43];[.G43];[.H43];[.I43])" office:value-type="string" office:string-value="|RS_TimedTouchInput.js|2016.12.03 |2016.12.03 (v1.0.0) ||" calcext:value-type="string">
            <text:p>|RS_TimedTouchInput.js|2016.12.03 |2016.12.03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TimedWeatherEffects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7.24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7.24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44];[.B44];[.C44];[.D44];[.E44];[.F44];[.G44];[.H44];[.I44])" office:value-type="string" office:string-value="|RS_TimedWeatherEffects.js|2016.07.24 |2016.07.24 (v1.0.0) ||" calcext:value-type="string">
            <text:p>|RS_TimedWeatherEffects.js|2016.07.24 |2016.07.24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TitleManagerEx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2.21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7.23 (v1.0.5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45];[.B45];[.C45];[.D45];[.E45];[.F45];[.G45];[.H45];[.I45])" office:value-type="string" office:string-value="|RS_TitleManagerEx.js|2015.12.21 |2017.07.23 (v1.0.5) ||" calcext:value-type="string">
            <text:p>|RS_TitleManagerEx.js|2015.12.21 |2017.07.23 (v1.0.5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VerifyChildSprite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1.05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1.05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46];[.B46];[.C46];[.D46];[.E46];[.F46];[.G46];[.H46];[.I46])" office:value-type="string" office:string-value="|RS_VerifyChildSprite.js|2018.01.05 |2018.01.05 (v1.0.0) ||" calcext:value-type="string">
            <text:p>|RS_VerifyChildSprite.js|2018.01.05 |2018.01.05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VersionLayer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2.13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8.23 (v1.0.2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47];[.B47];[.C47];[.D47];[.E47];[.F47];[.G47];[.H47];[.I47])" office:value-type="string" office:string-value="|RS_VersionLayer.js|2015.12.13 |2016.08.23 (v1.0.2) ||" calcext:value-type="string">
            <text:p>|RS_VersionLayer.js|2015.12.13 |2016.08.23 (v1.0.2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VideoControl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5.07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6.10 (v1.0.2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48];[.B48];[.C48];[.D48];[.E48];[.F48];[.G48];[.H48];[.I48])" office:value-type="string" office:string-value="|RS_VideoControl.js|2016.05.07 |2017.06.10 (v1.0.2) ||" calcext:value-type="string">
            <text:p>|RS_VideoControl.js|2016.05.07 |2017.06.10 (v1.0.2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WalkingStepSound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2.26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4.04 (v1.0.7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49];[.B49];[.C49];[.D49];[.E49];[.F49];[.G49];[.H49];[.I49])" office:value-type="string" office:string-value="|RS_WalkingStepSound.js|2015.12.26 |2018.04.04 (v1.0.7) ||" calcext:value-type="string">
            <text:p>|RS_WalkingStepSound.js|2015.12.26 |2018.04.04 (v1.0.7) ||</text:p>
          </table:table-cell>
        </table:table-row>
        <table:table-row table:style-name="ro4">
          <table:table-cell office:value-type="string" calcext:value-type="string">
            <text:p>|</text:p>
          </table:table-cell>
          <table:table-cell office:value-type="string" calcext:value-type="string">
            <text:p>RS_WalkingStepSoundForOgg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2.26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4.04 (v1.0.7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50];[.B50];[.C50];[.D50];[.E50];[.F50];[.G50];[.H50];[.I50])" office:value-type="string" office:string-value="|RS_WalkingStepSoundForOgg.js|2015.12.26 |2018.04.04 (v1.0.7) ||" calcext:value-type="string">
            <text:p>|RS_WalkingStepSoundForOgg.js|2015.12.26 |2018.04.04 (v1.0.7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WaveFilter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1.14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4.15 (v1.5.7e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51];[.B51];[.C51];[.D51];[.E51];[.F51];[.G51];[.H51];[.I51])" office:value-type="string" office:string-value="|RS_WaveFilter.js|2016.01.14 |2018.04.15 (v1.5.7e) ||" calcext:value-type="string">
            <text:p>|RS_WaveFilter.js|2016.01.14 |2018.04.15 (v1.5.7e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WaveSupport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2.25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2.25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52];[.B52];[.C52];[.D52];[.E52];[.F52];[.G52];[.H52];[.I52])" office:value-type="string" office:string-value="|RS_WaveSupport.js|2015.12.25 |2015.12.25 (v1.0.0) ||" calcext:value-type="string">
            <text:p>|RS_WaveSupport.js|2015.12.25 |2015.12.25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WavFileEncrypter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1.30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3.13 (v1.0.3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53];[.B53];[.C53];[.D53];[.E53];[.F53];[.G53];[.H53];[.I53])" office:value-type="string" office:string-value="|RS_WavFileEncrypter.js|2016.11.30 |2018.03.13 (v1.0.3) ||" calcext:value-type="string">
            <text:p>|RS_WavFileEncrypter.js|2016.11.30 |2018.03.13 (v1.0.3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WindowBuilder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1.30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1.30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54];[.B54];[.C54];[.D55];[.E54];[.F55];[.G54];[.H54];[.I54])" office:value-type="string" office:string-value="|RS_WindowBuilder.js|2018.03.13 |2018.03.13 (v1.0.0) ||" calcext:value-type="string">
            <text:p>|RS_WindowBuilder.js|2018.03.13 |2018.03.13 (v1.0.0) ||</text:p>
          </table:table-cell>
        </table:table-row>
        <table:table-row table:style-name="ro4">
          <table:table-cell office:value-type="string" calcext:value-type="string">
            <text:p>|</text:p>
          </table:table-cell>
          <table:table-cell office:value-type="string" calcext:value-type="string">
            <text:p>RS_Window_KoreanNameInput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3.13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3.13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55];[.B55];[.C55];[.D56];[.E55];[.F56];[.G55];[.H55];[.I55])" office:value-type="string" office:string-value="|RS_Window_KoreanNameInput.js|2015.10.19 |2017.09.15 (v1.6.5) ||" calcext:value-type="string">
            <text:p>|RS_Window_KoreanNameInput.js|2015.10.19 |2017.09.15 (v1.6.5) ||</text:p>
          </table:table-cell>
        </table:table-row>
        <table:table-row table:style-name="ro4">
          <table:table-cell office:value-type="string" calcext:value-type="string">
            <text:p>|</text:p>
          </table:table-cell>
          <table:table-cell office:value-type="string" calcext:value-type="string">
            <text:p>RS_Window_KorNameEdit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0.19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9.15 (v1.6.5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56];[.B56];[.C56];[.D56];[.E56];[.F56];[.G56];[.H56];[.I56])" office:value-type="string" office:string-value="|RS_Window_KorNameEdit.js|2015.10.19 |2017.09.15 (v1.6.5) ||" calcext:value-type="string">
            <text:p>|RS_Window_KorNameEdit.js|2015.10.19 |2017.09.15 (v1.6.5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Window_SpanishNameInput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2.24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2.24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57];[.B57];[.C57];[.D57];[.E57];[.F57];[.G57];[.H57];[.I57])" office:value-type="string" office:string-value="|RS_Window_SpanishNameInput.js|2018.02.24 |2018.02.24 (v1.0.0) ||" calcext:value-type="string">
            <text:p>|RS_Window_SpanishNameInput.js|2018.02.24 |2018.02.24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WinTray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1.21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2.27 (v1.0.2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58];[.B58];[.C58];[.D58];[.E58];[.F58];[.G58];[.H58];[.I58])" office:value-type="string" office:string-value="|RS_WinTray.js|2016.01.21 |2018.02.27 (v1.0.2) ||" calcext:value-type="string">
            <text:p>|RS_WinTray.js|2016.01.21 |2018.02.27 (v1.0.2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YoutubePlayer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5.08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1.08 (v1.0.7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59];[.B59];[.C59];[.D59];[.E59];[.F59];[.G59];[.H59];[.I59])" office:value-type="string" office:string-value="|RS_YoutubePlayer.js|2016.05.08 |2018.01.08 (v1.0.7) ||" calcext:value-type="string">
            <text:p>|RS_YoutubePlayer.js|2016.05.08 |2018.01.08 (v1.0.7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HUD_4m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0.31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3.15 (v1.2.7c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60];[.B60];[.C60];[.D60];[.E60];[.F60];[.G60];[.H60];[.I60])" office:value-type="string" office:string-value="|RS_HUD_4m.js|2015.10.31 |2018.03.15 (v1.2.7c) ||" calcext:value-type="string">
            <text:p>|RS_HUD_4m.js|2015.10.31 |2018.03.15 (v1.2.7c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HUD_4m_InBattle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5.21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10.26 (v1.2.4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61];[.B61];[.C61];[.D61];[.E61];[.F61];[.G61];[.H61];[.I61])" office:value-type="string" office:string-value="|RS_HUD_4m_InBattle.js|2016.05.21 |2017.10.26 (v1.2.4) ||" calcext:value-type="string">
            <text:p>|RS_HUD_4m_InBattle.js|2016.05.21 |2017.10.26 (v1.2.4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HUD_OptimizedMobile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3.16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3.16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62];[.B62];[.C62];[.D62];[.E62];[.F62];[.G62];[.H62];[.I62])" office:value-type="string" office:string-value="|RS_HUD_OptimizedMobile.js|2018.03.16 |2018.03.16 (v1.0.0) ||" calcext:value-type="string">
            <text:p>|RS_HUD_OptimizedMobile.js|2018.03.16 |2018.03.16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ScreenManager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0.04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11.24 (v1.0.8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63];[.B63];[.C63];[.D63];[.E63];[.F63];[.G63];[.H63];[.I63])" office:value-type="string" office:string-value="|RS_ScreenManager.js|2016.10.04 |2017.11.24 (v1.0.8) ||" calcext:value-type="string">
            <text:p>|RS_ScreenManager.js|2016.10.04 |2017.11.24 (v1.0.8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table:style-name="ce3" office:value-type="string" calcext:value-type="string">
            <text:p>RS_WindowManager.js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8.29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8.30 (v1.0.3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64];[.B64];[.C64];[.D64];[.E64];[.F64];[.G64];[.H64];[.I64])" office:value-type="string" office:string-value="|RS_WindowManager.js |2017.08.29 |2017.08.30 (v1.0.3) ||" calcext:value-type="string">
            <text:p>|RS_WindowManager.js |2017.08.29 |2017.08.30 (v1.0.3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table:style-name="ce3" office:value-type="string" calcext:value-type="string">
            <text:p>RS_Vector2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3.14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0.01 (v1.0.3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65];[.B65];[.C65];[.D65];[.E65];[.F65];[.G65];[.H65];[.I65])" office:value-type="string" office:string-value="|RS_Vector2.js|2016.03.14 |2016.10.01 (v1.0.3) ||" calcext:value-type="string">
            <text:p>|RS_Vector2.js|2016.03.14 |2016.10.01 (v1.0.3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table:style-name="ce3" office:value-type="string" calcext:value-type="string">
            <text:p>Nwjs_SavePatch.js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1.30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9.29 (v1.0.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66];[.B66];[.C66];[.D66];[.E66];[.F66];[.G66];[.H66];[.I66])" office:value-type="string" office:string-value="|Nwjs_SavePatch.js |2016.01.30 |2017.09.29 (v1.0.1) ||" calcext:value-type="string">
            <text:p>|Nwjs_SavePatch.js |2016.01.30 |2017.09.29 (v1.0.1) |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test/RS_ArabicMessageSystem.j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018.04.10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018.04.10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67];[.B67];[.C67];[.D67];[.E67];[.F67];[.G67];[.H67];[.I67])" office:value-type="string" office:string-value="|test/RS_ArabicMessageSystem.js|2018.04.10|2018.04.10||" calcext:value-type="string">
            <text:p>|test/RS_ArabicMessageSystem.js|2018.04.10|2018.04.10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HangulBitmapText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2.18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3.02 (v1.0.4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68];[.B68];[.C68];[.D68];[.E68];[.F68];[.G68];[.H68];[.I68])" office:value-type="string" office:string-value="|RS_HangulBitmapText.js|2018.02.18 |2018.03.02 (v1.0.4) ||" calcext:value-type="string">
            <text:p>|RS_HangulBitmapText.js|2018.02.18 |2018.03.02 (v1.0.4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table:style-name="ce3" office:value-type="string" calcext:value-type="string">
            <text:p>RS_ParseBMFontData.js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2.15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2.15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69];[.B69];[.C69];[.D69];[.E69];[.F69];[.G69];[.H69];[.I69])" office:value-type="string" office:string-value="|RS_ParseBMFontData.js |2018.02.15 |2018.02.15 (v1.0.0) ||" calcext:value-type="string">
            <text:p>|RS_ParseBMFontData.js |2018.02.15 |2018.02.15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Admob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8.06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0.05 (v1.0.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70];[.B70];[.C70];[.D70];[.E70];[.F70];[.G70];[.H70];[.I70])" office:value-type="string" office:string-value="|RS_Admob.js|2016.08.06 |2016.10.05 (v1.0.1) ||" calcext:value-type="string">
            <text:p>|RS_Admob.js|2016.08.06 |2016.10.05 (v1.0.1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table:style-name="ce3" office:value-type="string" calcext:value-type="string">
            <text:p>RS_ExitDialog.js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5.12.26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1.13 (v1.0.4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71];[.B71];[.C71];[.D71];[.E71];[.F71];[.G71];[.H71];[.I71])" office:value-type="string" office:string-value="|RS_ExitDialog.js |2015.12.26 |2017.01.13 (v1.0.4) ||" calcext:value-type="string">
            <text:p>|RS_ExitDialog.js |2015.12.26 |2017.01.13 (v1.0.4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unAsCanvasModeInMali-400.js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018.03.16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8.03.16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72];[.B72];[.C72];[.D72];[.E72];[.F72];[.G72];[.H72];[.I72])" office:value-type="string" office:string-value="|RunAsCanvasModeInMali-400.js|2018.03.16|2018.03.16 (v1.0.0) ||" calcext:value-type="string">
            <text:p>|RunAsCanvasModeInMali-400.js|2018.03.16|2018.03.16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GFDCtrlZAddon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2.05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2.06 (v1.0.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73];[.B73];[.C73];[.D73];[.E73];[.F73];[.G73];[.H73];[.I73])" office:value-type="string" office:string-value="|GFDCtrlZAddon.js|2016.12.05 |2016.12.06 (v1.0.1) ||" calcext:value-type="string">
            <text:p>|GFDCtrlZAddon.js|2016.12.05 |2016.12.06 (v1.0.1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table:style-name="ce3" office:value-type="string" calcext:value-type="string">
            <text:p>RS_AnimatedFace.js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4.18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7.23 (v1.0.1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74];[.B74];[.C74];[.D74];[.E74];[.F74];[.G74];[.H74];[.I74])" office:value-type="string" office:string-value="|RS_AnimatedFace.js |2016.04.18 |2017.07.23 (v1.0.1) ||" calcext:value-type="string">
            <text:p>|RS_AnimatedFace.js |2016.04.18 |2017.07.23 (v1.0.1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RS_MessageSystem_NameWindow1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4.07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7.04.07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75];[.B75];[.C75];[.D75];[.E75];[.F75];[.G75];[.H75];[.I75])" office:value-type="string" office:string-value="|RS_MessageSystem_NameWindow1.js|2017.04.07 |2017.04.07 (v1.0.0) ||" calcext:value-type="string">
            <text:p>|RS_MessageSystem_NameWindow1.js|2017.04.07 |2017.04.07 (v1.0.0) 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table:style-name="ce3" office:value-type="string" calcext:value-type="string">
            <text:p>RS_ParallaxTitleEx.js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11.22 (v1.0.5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76];[.B76];[.C76];[.D76];[.E76];[.F76];[.G76];[.H76];[.I76])" office:value-type="string" office:string-value="|RS_ParallaxTitleEx.js |.|2016.11.22 (v1.0.5) ||" calcext:value-type="string">
            <text:p>|RS_ParallaxTitleEx.js |.|2016.11.22 (v1.0.5) ||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table:style-name="ce3" office:value-type="string" calcext:value-type="string">
            <text:p>RS_SimpleProtector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77];[.B77];[.C77];[.D77];[.E77];[.F77];[.G77];[.H77];[.I77])" office:value-type="string" office:string-value="|RS_SimpleProtector.js|.|.||" calcext:value-type="string">
            <text:p>|RS_SimpleProtector.js|.|.||</text:p>
          </table:table-cell>
        </table:table-row>
        <table:table-row table:style-name="ro3">
          <table:table-cell office:value-type="string" calcext:value-type="string">
            <text:p>|</text:p>
          </table:table-cell>
          <table:table-cell table:style-name="ce3" office:value-type="string" calcext:value-type="string">
            <text:p>RS_StateIconFixes.js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9.05 </text:p>
          </table:table-cell>
          <table:table-cell office:value-type="string" calcext:value-type="string">
            <text:p>|</text:p>
          </table:table-cell>
          <table:table-cell table:style-name="ce3" office:value-type="string" calcext:value-type="string">
            <text:p>2016.09.05 (v1.0.0)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formula="of:=CONCATENATE([.A78];[.B78];[.C78];[.D78];[.E78];[.F78];[.G78];[.H78];[.I78])" office:value-type="string" office:string-value="|RS_StateIconFixes.js|2016.09.05 |2016.09.05 (v1.0.0) ||" calcext:value-type="string">
            <text:p>|RS_StateIconFixes.js|2016.09.05 |2016.09.05 (v1.0.0) ||</text:p>
          </table:table-cell>
        </table:table-row>
        <table:table-row table:style-name="ro1" table:number-rows-repeated="11"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4"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41:11.248000000</meta:creation-date>
    <dc:date>2018-04-20T18:13:24.775000000</dc:date>
    <meta:editing-duration>PT38M47S</meta:editing-duration>
    <meta:editing-cycles>9</meta:editing-cycles>
    <meta:generator>LibreOffice/5.4.4.2$Windows_X86_64 LibreOffice_project/2524958677847fb3bb44820e40380acbe820f960</meta:generator>
    <meta:document-statistic meta:table-count="1" meta:cell-count="670" meta:object-count="0"/>
  </office:meta>
</office:document-meta>
</file>